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5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6.5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59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0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2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3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4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5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6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7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8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69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0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1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2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3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4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5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6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7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8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79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0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1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2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3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4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5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6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7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8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89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0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1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2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3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4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5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6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7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8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99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0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1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2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3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4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5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6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7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8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09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10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11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12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8.50pt" fo:font-weight="normal" fo:font-family="Cambria" style:font-family-asian="Cambria" style:font-family-complex="Cambria" fo:background-color="transparent" style:use-window-font-color="true"/>
    </style:style>
    <style:style style:name="T11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8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19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20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21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22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23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24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25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T126" style:family="text">
      <style:text-properties fo:font-size="20.0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left" fo:margin-left="6.00pt" fo:text-indent="0.00pt" fo:margin-top="0.9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10pt"/>
    </style:style>
    <style:style style:name="P4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5" style:family="paragraph">
      <style:paragraph-properties fo:line-height="100.00%" fo:text-align="left" fo:margin-left="8.95pt" fo:text-indent="0.00pt" fo:margin-top="5.35pt"/>
    </style:style>
    <style:style style:name="P6" style:family="paragraph">
      <style:paragraph-properties fo:line-height="100.00%" fo:text-align="left" fo:margin-left="8.70pt" fo:text-indent="0.00pt" fo:margin-top="5.35pt"/>
    </style:style>
    <style:style style:name="P7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8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9" style:family="paragraph">
      <style:paragraph-properties fo:line-height="100.00%" fo:text-align="left" fo:margin-left="8.95pt" fo:text-indent="0.00pt" fo:margin-top="5.60pt"/>
    </style:style>
    <style:style style:name="P10" style:family="paragraph">
      <style:paragraph-properties fo:line-height="100.00%" fo:text-align="left" fo:margin-left="6.05pt" fo:text-indent="0.00pt" fo:margin-top="5.60pt"/>
    </style:style>
    <style:style style:name="P11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2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3" style:family="paragraph">
      <style:paragraph-properties fo:line-height="100.00%" fo:text-align="left" fo:margin-left="8.95pt" fo:text-indent="0.00pt" fo:margin-top="5.60pt"/>
    </style:style>
    <style:style style:name="P14" style:family="paragraph">
      <style:paragraph-properties fo:line-height="100.00%" fo:text-align="left" fo:margin-left="6.05pt" fo:text-indent="0.00pt" fo:margin-top="5.60pt"/>
    </style:style>
    <style:style style:name="P15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0.50pt"/>
    </style:style>
    <style:style style:name="P18" style:family="paragraph">
      <style:paragraph-properties fo:line-height="100.00%" fo:text-align="left" fo:margin-top="0.25pt"/>
    </style:style>
    <text:list-style style:name="L19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justify" fo:margin-left="0.05pt" fo:text-indent="-0.05pt" fo:margin-right="65.85pt" fo:margin-top="4.90pt">
        <style:tab-stops>
          <style:tab-stop style:position="0.05pt"/>
        </style:tab-stops>
      </style:paragraph-properties>
    </style:style>
    <style:style style:name="P20" style:family="paragraph">
      <style:paragraph-properties fo:line-height="100.00%" fo:text-align="justify" fo:margin-left="0.05pt" fo:text-indent="-0.05pt" fo:margin-right="76.45pt">
        <style:tab-stops>
          <style:tab-stop style:position="0.05pt"/>
        </style:tab-stops>
      </style:paragraph-properties>
    </style:style>
    <style:style style:name="P21" style:family="paragraph">
      <style:paragraph-properties fo:line-height="100.00%" fo:text-align="left" fo:margin-left="0.05pt" fo:text-indent="-0.05pt" fo:margin-right="45.55pt" fo:margin-top="0.25pt">
        <style:tab-stops>
          <style:tab-stop style:position="0.0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90pt" fo:text-indent="0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top="0.45p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0.05pt" fo:text-indent="-0.05pt" fo:margin-right="85.10pt" fo:margin-top="13.15pt">
        <style:tab-stops>
          <style:tab-stop style:position="0.05pt"/>
        </style:tab-stops>
      </style:paragraph-properties>
    </style:style>
    <style:style style:name="TableColumn0100" style:family="table-column">
      <style:table-column-properties style:column-width="1.670833in"/>
    </style:style>
    <style:style style:name="TableColumn0101" style:family="table-column">
      <style:table-column-properties style:column-width="4.975694in"/>
    </style:style>
    <style:style style:name="Table01" style:family="table">
      <style:table-properties style:width="6.646528in" fo:margin-left="0.000000in" style:writing-mode="lr" table:align="left" style:may-break-between-rows="true"/>
    </style:style>
    <style:style style:name="TableRow0100" style:family="table-row">
      <style:table-row-properties style:min-row-height="0.326389in"/>
    </style:style>
    <style:style style:name="TableCell0100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0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1" style:family="table-row">
      <style:table-row-properties style:min-row-height="0.532639in"/>
    </style:style>
    <style:style style:name="TableCell0101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1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2" style:family="table-row">
      <style:table-row-properties style:min-row-height="0.512500in"/>
    </style:style>
    <style:style style:name="TableCell0102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2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</office:automatic-styles>
  <office:body>
    <office:text>
      <text:p text:style-name="P1"><text:span text:style-name="T1">DESIGN</text:span><text:span text:style-name="T2"><text:s/></text:span><text:span text:style-name="T3">YOUR UI</text:span><text:span text:style-name="T4"><text:s/></text:span><text:span text:style-name="T5">TO</text:span><text:span text:style-name="T6"><text:s/></text:span><text:span text:style-name="T7">DISPLAY</text:span><text:span text:style-name="T8"><text:s/></text:span><text:span text:style-name="T9">THE WATER</text:span><text:span text:style-name="T10"><text:s/></text:span><text:span text:style-name="T11">TURBIDITY,</text:span><text:span text:style-name="T12"><text:s/></text:span><text:span text:style-name="T13">PH</text:span><text:span text:style-name="T14"><text:s/></text:span><text:span text:style-name="T15">VALUES</text:span><text:span text:style-name="T16"/></text:p>
      <text:p text:style-name="P2"><text:span text:style-name="T17"/></text:p>
      <text:p text:style-name="P3"><text:span text:style-name="T18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20">DATE</text:span><text:span text:style-name="T21"/></text:p>
          </table:table-cell>
          <table:table-cell table:style-name="TableCell010001">
            <text:p text:style-name="P6"><text:span text:style-name="T22">13</text:span><text:span text:style-name="T23"><text:s/></text:span><text:span text:style-name="T24">NOVEMBER</text:span><text:span text:style-name="T25"><text:s/></text:span><text:span text:style-name="T26">2022</text:span><text:span text:style-name="T27"/></text:p>
          </table:table-cell>
        </table:table-row>
        <table:table-row table:style-name="TableRow0101">
          <table:table-cell table:style-name="TableCell010100">
            <text:p text:style-name="P9"><text:span text:style-name="T28">TEAM</text:span><text:span text:style-name="T29"><text:s/></text:span><text:span text:style-name="T30">ID</text:span><text:span text:style-name="T31"/></text:p>
          </table:table-cell>
          <table:table-cell table:style-name="TableCell010101">
            <text:p text:style-name="P10"><text:span text:style-name="T32">PNT2022TMID41957</text:span><text:span text:style-name="T33"/></text:p>
          </table:table-cell>
        </table:table-row>
        <table:table-row table:style-name="TableRow0102">
          <table:table-cell table:style-name="TableCell010200">
            <text:p text:style-name="P13"><text:span text:style-name="T34">PROJECT</text:span><text:span text:style-name="T35"><text:s/></text:span><text:span text:style-name="T36">NAME</text:span><text:span text:style-name="T37"/></text:p>
          </table:table-cell>
          <table:table-cell table:style-name="TableCell010201">
            <text:p text:style-name="P14"><text:span text:style-name="T38">REAL-TIME</text:span><text:span text:style-name="T39"><text:s/></text:span><text:span text:style-name="T40">RIVER</text:span><text:span text:style-name="T41"><text:s/></text:span><text:span text:style-name="T42">WATER</text:span><text:span text:style-name="T43"><text:s/></text:span><text:span text:style-name="T44">QUALITY</text:span><text:span text:style-name="T45"><text:s/></text:span><text:span text:style-name="T46">MONITORING</text:span><text:span text:style-name="T47"><text:s/></text:span><text:span text:style-name="T48">AND</text:span><text:span text:style-name="T49"><text:s/></text:span><text:span text:style-name="T50">CONTROL</text:span><text:span text:style-name="T51"><text:s/></text:span><text:span text:style-name="T52">SYSTEM</text:span><text:span text:style-name="T53"/></text:p>
          </table:table-cell>
        </table:table-row>
      </table:table>
      <text:p text:style-name="P16"><text:span text:style-name="T54"/></text:p>
      <text:p text:style-name="P17"><draw:frame text:anchor-type="as-char" svg:width="152.68mm" svg:height="85.83mm" style:rel-width="scale" style:rel-height="scale"><draw:object-ole xlink:href="OleObj1"/><draw:image xlink:href="ObjectReplacements/OleObj1"/></draw:frame><text:span text:style-name="T56"/></text:p>
      <text:p text:style-name="P18"><text:span text:style-name="T57"/></text:p>
      <text:list text:style-name="L19">
        <text:list-item>
          <text:p text:style-name="P19"><text:span text:style-name="T58">The</text:span><text:span text:style-name="T59"><text:s/></text:span><text:span text:style-name="T60">water</text:span><text:span text:style-name="T61"><text:s/></text:span><text:span text:style-name="T62">temperature,</text:span><text:span text:style-name="T63"><text:s/></text:span><text:span text:style-name="T64">ph.</text:span><text:span text:style-name="T65"><text:s/></text:span><text:span text:style-name="T66">and</text:span><text:span text:style-name="T67"><text:s/></text:span><text:span text:style-name="T68">turbidity</text:span><text:span text:style-name="T69"><text:s/></text:span><text:span text:style-name="T70">values are</text:span><text:span text:style-name="T71"><text:s/></text:span><text:span text:style-name="T72">successfully</text:span><text:span text:style-name="T73"><text:s/></text:span><text:span text:style-name="T74">received</text:span><text:span text:style-name="T75"><text:s/></text:span><text:span text:style-name="T76">from</text:span><text:span text:style-name="T77"><text:s/></text:span><text:span text:style-name="T78">IBM</text:span><text:span text:style-name="T79"><text:s/></text:span><text:span text:style-name="T80">IOT Watsonplatform</text:span><text:span text:style-name="T81"><text:s/></text:span><text:span text:style-name="T82">to</text:span><text:span text:style-name="T83"><text:s/></text:span><text:span text:style-name="T84">Node</text:span><text:span text:style-name="T85"><text:s/></text:span><text:span text:style-name="T86">–</text:span><text:span text:style-name="T87">red.</text:span></text:p>
        </text:list-item>
        <text:list-item>
          <text:p text:style-name="P20"><text:span text:style-name="T88">The values from Node-red are displayed in</text:span><text:span text:style-name="T89"><text:s/></text:span><text:span text:style-name="T90">thesensor</text:span><text:span text:style-name="T91"><text:s/></text:span><text:span text:style-name="T92">window.</text:span></text:p>
        </text:list-item>
        <text:list-item>
          <text:p text:style-name="P21"><text:span text:style-name="T92">The</text:span><text:span text:style-name="T93"><text:s/></text:span><text:span text:style-name="T94">values</text:span><text:span text:style-name="T95"><text:s/></text:span><text:span text:style-name="T96">are</text:span><text:span text:style-name="T97"><text:s/></text:span><text:span text:style-name="T98">displayed</text:span><text:span text:style-name="T99"><text:s/></text:span><text:span text:style-name="T100">in</text:span><text:span text:style-name="T101"><text:s/></text:span><text:span text:style-name="T102">the</text:span><text:span text:style-name="T103"><text:s/></text:span><text:span text:style-name="T104">UI window</text:span><text:span text:style-name="T105"><text:s/></text:span><text:span text:style-name="T106">and</text:span><text:span text:style-name="T107"><text:s/></text:span><text:span text:style-name="T108">thevalues are fluctuating as they receive</text:span><text:span text:style-name="T109"><text:s/></text:span><text:span text:style-name="T110">random</text:span><text:span text:style-name="T111"><text:s/></text:span><text:span text:style-name="T112">values.</text:span></text:p>
        </text:list-item>
      </text:list>
      <text:p text:style-name="P22"><text:span text:style-name="T112"/></text:p>
      <text:p text:style-name="P23"><draw:frame text:anchor-type="as-char" svg:width="152.68mm" svg:height="85.83mm" style:rel-width="scale" style:rel-height="scale"><draw:object-ole xlink:href="OleObj2"/><draw:image xlink:href="ObjectReplacements/OleObj2"/></draw:frame><text:span text:style-name="T114"/></text:p>
      <text:p text:style-name="P24"><text:span text:style-name="T114"/></text:p>
      <text:p text:style-name="P25"><draw:frame text:anchor-type="as-char" svg:width="152.68mm" svg:height="85.83mm" style:rel-width="scale" style:rel-height="scale"><draw:object-ole xlink:href="OleObj3"/><draw:image xlink:href="ObjectReplacements/OleObj3"/></draw:frame><text:span text:style-name="T116"/></text:p>
      <text:p text:style-name="P26"><text:span text:style-name="T117"/></text:p>
      <text:p text:style-name="P26"><text:span text:style-name="T117"/></text:p>
      <text:list text:style-name="L27">
        <text:list-item>
          <text:p text:style-name="P27"><text:span text:style-name="T118">Hence the UI has been designed to display</text:span><text:span text:style-name="T119"><text:s/></text:span><text:span text:style-name="T120">Watertemperature</text:span><text:span text:style-name="T121"><text:s/></text:span><text:span text:style-name="T122">,ph</text:span><text:span text:style-name="T123"><text:s/></text:span><text:span text:style-name="T124">and</text:span><text:span text:style-name="T125"><text:s/></text:span><text:span text:style-name="T126">turbidit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